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147b" officeooo:paragraph-rsid="000a14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aaaaaaaaaaaaaaaaaaaaaaaaaaaaaaaaaaaaaaaaaaaaaaaa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5T09:19:51.242000000</meta:creation-date>
    <dc:date>2023-04-15T09:20:00.930000000</dc:date>
    <meta:editing-duration>PT10S</meta:editing-duration>
    <meta:editing-cycles>1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" meta:word-count="1" meta:character-count="50" meta:non-whitespace-character-count="50"/>
  </office:meta>
</office:document-meta>
</file>